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table:number-columns-repeated="2"/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4:05:10.565280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6T14:12:45.935048952</dc:date>
    <meta:editing-duration>PT10H29M7S</meta:editing-duration>
    <meta:editing-cycles>64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25" meta:object-count="0"/>
  </office:meta>
</office:document-meta>
</file>